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4.13cm" svg:height="6.35cm" svg:x="1.905cm" svg:y="1.27cm" presentation:class="title" presentation:user-transformed="true">
          <draw:text-box>
            <text:p>Modeling Motor Neuron Timing Using a Recurrent Neural Network</text:p>
          </draw:text-box>
        </draw:frame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 fo:min-height="2.63cm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9.700000762939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5"><presentation:date-time/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presentation:footer/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5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8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5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8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9:18:53.345502913</meta:creation-date>
    <meta:editing-duration>PT3M49S</meta:editing-duration>
    <meta:editing-cycles>2</meta:editing-cycles>
    <meta:generator>LibreOffice/24.2.7.2$Linux_X86_64 LibreOffice_project/420$Build-2</meta:generator>
    <dc:title>Blueprint Plans</dc:title>
    <dc:date>2025-07-23T09:33:19.615632034</dc:date>
    <meta:document-statistic meta:object-count="24"/>
  </office:meta>
</office:document-meta>
</file>